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5576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4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x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5,f1,f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2,f1,f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7x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,f5,f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6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,v5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m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i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j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4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3x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4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5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a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2,f1,f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4x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,f5,f2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3a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,v5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m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i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j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Foglio1" table:style-name="ta2">
        <table:table-column table:style-name="co3" table:number-columns-repeated="7" table:default-cell-style-name="ce2"/>
        <table:table-column table:style-name="co2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4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x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5,f1,f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a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2,f1,f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7x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,f5,f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6a</text:p>
          </table:table-cell>
          <table:table-cell office:value-type="string" table:style-name="ce2">
            <text:p>-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,v5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1" table:style-name="ce2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i</text:p>
          </table:table-cell>
          <table:table-cell office:value-type="string" table:style-name="ce2">
            <text:p>-</text:p>
          </table:table-cell>
          <table:table-cell office:value-type="float" office:value="7" table:style-name="ce2">
            <text:p>7</text:p>
          </table:table-cell>
          <table:table-cell office:value-type="float" office:value="22" table:style-name="ce2">
            <text:p>2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22" table:style-name="ce2">
            <text:p>2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4,f1,f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3x</text:p>
          </table:table-cell>
          <table:table-cell office:value-type="string" table:style-name="ce2">
            <text:p>-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4,v4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5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3a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2,f1,f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4x</text:p>
          </table:table-cell>
          <table:table-cell office:value-type="string" table:style-name="ce2">
            <text:p>-</text:p>
          </table:table-cell>
          <table:table-cell office:value-type="float" office:value="22" table:style-name="ce2">
            <text:p>22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,f5,f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23a</text:p>
          </table:table-cell>
          <table:table-cell office:value-type="string" table:style-name="ce2">
            <text:p>-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,v5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i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i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6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0T13:58:34Z</meta:creation-date>
    <dc:date>2023-02-17T11:13:09Z</dc:date>
    <meta:editing-cycles>7</meta:editing-cycles>
    <meta:editing-duration>PT2136S</meta:editing-duration>
  </office:meta>
</office:document-meta>
</file>